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Checko: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1" office:value-type="string" calcext:value-type="string">
            <text:p>Files modified 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2" office:value-type="string" calcext:value-type="string">
            <text:p>pipelineTests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CacheLine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2" office:value-type="string" calcext:value-type="string">
            <text:p>DecodeUnit_MII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check all TO-Dos</text:p>
          </table:table-cell>
          <table:table-cell table:number-columns-repeated="9"/>
          <table:table-cell table:style-name="ce1" office:value-type="string" calcext:value-type="string">
            <text:p>Specification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ssue Bound Operand Fetc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servation Stations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Common Data Bus (must be a ported structure)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eorder Buffer, to enable control flow speculation and precise exceptions</text:p>
          </table:table-cell>
          <table:table-cell table:number-columns-repeated="4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table:style-name="ce1" office:value-type="string" calcext:value-type="string">
            <text:p>Deadlines:</text:p>
          </table:table-cell>
          <table:table-cell/>
        </table:table-row>
        <table:table-row table:style-name="ro1">
          <table:table-cell table:number-columns-repeated="12"/>
          <table:table-cell table:style-name="ce1" office:value-type="string" calcext:value-type="string">
            <text:p>To Submit:</text:p>
          </table:table-cell>
          <table:table-cell table:number-columns-repeated="4"/>
          <table:table-cell office:value-type="string" calcext:value-type="string">
            <text:p>Deadline 1 : 23:55 hrs, 28th March, 2015 - Design Document.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Source Code</text:p>
          </table:table-cell>
          <table:table-cell table:number-columns-repeated="3"/>
          <table:table-cell office:value-type="string" calcext:value-type="string">
            <text:p>Deadline 2 : 23:55 hrs, 13th April, 2015 - Progress Report</text:p>
          </table:table-cell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12"/>
          <table:table-cell office:value-type="string" calcext:value-type="string">
            <text:p>Report</text:p>
          </table:table-cell>
          <table:table-cell table:number-columns-repeated="3"/>
          <table:table-cell office:value-type="string" calcext:value-type="string">
            <text:p>Deadline 3 : 23:55 hrs, 20th April, 2015 - Progress Report.</text:p>
          </table:table-cell>
        </table:table-row>
        <table:table-row table:style-name="ro1">
          <table:table-cell/>
          <table:table-cell office:value-type="string" calcext:value-type="string">
            <text:p>We may need to change few files outside of multiissue inorder package --- for eg: FunctionalUnit.java in pipeline..is it fine?</text:p>
          </table:table-cell>
          <table:table-cell table:number-columns-repeated="11"/>
          <table:table-cell office:value-type="string" calcext:value-type="string">
            <text:p>Test Cases</text:p>
          </table:table-cell>
          <table:table-cell table:number-columns-repeated="3"/>
          <table:table-cell office:value-type="string" calcext:value-type="string">
            <text:p>Deadline 4 : 23:55 hrs, 25th April, 2015</text:p>
          </table:table-cell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Point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Modify only inorder pipelin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To see how to perform branch prediction, see the file DecodeUnitIn MII.java from lines 138 onwards.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ow Priority:</text:p>
          </table:table-cell>
          <table:table-cell table:number-columns-repeated="12"/>
          <table:table-cell table:style-name="ce3" office:value-type="string" calcext:value-type="string">
            <text:p>You may choose to handle the completion of execution of the functional units also through events.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bi using all new files with a prefix “Toma_”</text:p>
          </table:table-cell>
          <table:table-cell table:number-columns-repeated="11"/>
          <table:table-cell table:style-name="ce3" office:value-type="string" calcext:value-type="string">
            <text:p>Minor modifications to src/simulator/pipeline/multi issue inorder/InorderCoreMemorySystem MII.java, as to how to process responses for load requests, should prove sufficient</text:p>
          </table:table-cell>
          <table:table-cell table:number-columns-repeated="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Configurable parameters: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4" office:value-type="string" calcext:value-type="string">
            <text:p>fetch width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number of FUs of each type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ROB siz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sk Seep:</text:p>
          </table:table-cell>
          <table:table-cell table:number-columns-repeated="12"/>
          <table:table-cell office:value-type="string" calcext:value-type="string">
            <text:p>reservation station buffer siz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 5 stalls kyun hain bi???</text:p>
          </table:table-cell>
          <table:table-cell table:number-columns-repeated="11"/>
          <table:table-cell office:value-type="string" calcext:value-type="string">
            <text:p>number of ports in CDB</text:p>
          </table:table-cell>
          <table:table-cell table:number-columns-repeated="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Others: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Vary the reservation station and reorder buffer sizes, and comment on the optimal size of each.</text:p>
          </table:table-cell>
          <table:table-cell table:number-columns-repeated="4"/>
        </table:table-row>
        <table:table-row table:style-name="ro1">
          <table:table-cell table:number-columns-repeated="13"/>
          <table:table-cell office:value-type="string" calcext:value-type="string">
            <text:p>Vary the number of ports in the CDB. Comment on the optimal number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/00/0000</text:date>, <text:time style:data-style-name="N2" text:time-value="22:40:25.314004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6:28:00.930630219</meta:creation-date>
    <meta:generator>LibreOffice/4.2.7.2$Linux_X86_64 LibreOffice_project/420m0$Build-2</meta:generator>
    <dc:date>2015-04-13T22:40:46.445406877</dc:date>
    <meta:editing-duration>PT4H58M3S</meta:editing-duration>
    <meta:editing-cycles>21</meta:editing-cycles>
    <meta:document-statistic meta:table-count="1" meta:cell-count="41" meta:object-count="0"/>
  </office:meta>
</office:document-meta>
</file>